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TxFileContentStore.ContextTxFileContent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extTxFileContentStore.setParameters( Hashtable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